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5"/>
        <table:table-column table:style-name="co3" table:default-cell-style-name="Default"/>
        <table:table-column table:style-name="co9" table:default-cell-style-name="ce2"/>
        <table:table-column table:style-name="co10" table:default-cell-style-name="ce5"/>
        <table:table-row table:style-name="ro1">
          <table:table-cell table:style-name="Default" office:value-type="string" calcext:value-type="string">
            <text:p>Cheat sheet for aiolos files </text:p>
          </table:table-cell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</table:table-row>
        <table:table-row table:style-name="ro1">
          <table:table-cell office:value-type="string" calcext:value-type="string">
            <text:p>Column number</text:p>
          </table:table-cell>
          <table:table-cell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string" calcext:value-type="string">
            <text:p>Column numb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P(Tsun)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Flux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t_dE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kappa_P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kappa_R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kappa_P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kappa_P(Tsun)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Trad_tot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appa_P 0</text:p>
          </table:table-cell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kappa_P (Tsun) 0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Potential temperature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kappa_R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appa_P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kappa_P (Tsun)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kappa_R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kappa_P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kappa_P (Tsun) 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3:41:44.715566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05-15T19:11:56.374060748</dc:date>
    <meta:editing-duration>P15DT3H29M29S</meta:editing-duration>
    <meta:editing-cycles>9</meta:editing-cycles>
    <meta:generator>LibreOffice/6.4.5.2$Linux_X86_64 LibreOffice_project/40$Build-2</meta:generator>
    <meta:document-statistic meta:table-count="1" meta:cell-count="215" meta:object-count="0"/>
  </office:meta>
</office:document-meta>
</file>